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1" svg:font-family="FreeSan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2" style:family="paragraph" style:parent-style-name="Standard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3" style:family="paragraph" style:parent-style-name="Standard">
      <style:paragraph-properties fo:margin-top="0in" fo:margin-bottom="0.139in" loext:contextual-spacing="false"/>
    </style:style>
    <style:style style:name="P4" style:family="paragraph" style:parent-style-name="Standard">
      <style:paragraph-properties fo:margin-left="0.5in" fo:margin-right="0in" fo:text-indent="0in" style:auto-text-indent="false"/>
      <style:text-properties fo:color="#00000a" style:font-name="Calibri" fo:font-size="11pt" fo:language="en" fo:country="US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5" style:family="paragraph" style:parent-style-name="Standard">
      <style:paragraph-properties fo:margin-left="0.5in" fo:margin-right="0in" fo:text-indent="0in" style:auto-text-indent="false"/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6" style:family="paragraph" style:parent-style-name="Standard">
      <style:paragraph-properties fo:margin-left="0.5626in" fo:margin-right="0in" fo:text-indent="-0.5626in" style:auto-text-indent="false"/>
      <style:text-properties fo:color="#00000a" style:font-name="Calibri" fo:font-size="11pt" fo:language="en" fo:country="US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7" style:family="paragraph" style:parent-style-name="List_20_Paragraph" style:list-style-name="WWNum4"/>
    <style:style style:name="P8" style:family="paragraph" style:parent-style-name="Standard" style:master-page-name="Standard">
      <style:paragraph-properties style:page-number="auto"/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9" style:family="paragraph" style:parent-style-name="Standard" style:list-style-name="WWNum1">
      <style:text-properties style:font-name="Calibri" fo:font-size="11pt" officeooo:paragraph-rsid="0011731f" style:font-name-asian="Calibri1" style:font-size-asian="11pt" style:font-name-complex="Calibri1" style:font-size-complex="11pt"/>
    </style:style>
    <style:style style:name="P10" style:family="paragraph" style:parent-style-name="Standard" style:list-style-name="WWNum3">
      <style:paragraph-properties fo:hyphenation-ladder-count="no-limit"/>
      <style:text-properties officeooo:rsid="00169474" officeooo:paragraph-rsid="001bb379" fo:hyphenate="false" fo:hyphenation-remain-char-count="2" fo:hyphenation-push-char-count="2"/>
    </style:style>
    <style:style style:name="P11" style:family="paragraph" style:parent-style-name="Standard" style:list-style-name="WWNum1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12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13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fo:font-weight="normal" style:font-name-asian="Calibri1" style:font-size-asian="11pt" style:font-weight-asian="normal" style:font-name-complex="Calibri1" style:font-size-complex="11pt" style:font-weight-complex="normal"/>
    </style:style>
    <style:style style:name="P14" style:family="paragraph" style:parent-style-name="Standard" style:list-style-name="WWNum3">
      <style:paragraph-properties fo:margin-left="0.5in" fo:margin-right="0in" fo:hyphenation-ladder-count="no-limit" fo:text-indent="-0.25in" style:auto-text-indent="false"/>
      <style:text-properties fo:hyphenate="false" fo:hyphenation-remain-char-count="2" fo:hyphenation-push-char-count="2"/>
    </style:style>
    <style:style style:name="P15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1bce13" style:font-name-asian="Calibri1" style:font-size-asian="11pt" style:font-name-complex="Calibri1" style:font-size-complex="11pt"/>
    </style:style>
    <style:style style:name="T1" style:family="text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T2" style:family="text">
      <style:text-properties style:font-name="Calibri" fo:font-size="11pt" fo:font-weight="bold" officeooo:rsid="00149abb" style:font-name-asian="Calibri1" style:font-size-asian="11pt" style:font-weight-asian="bold" style:font-name-complex="Calibri1" style:font-size-complex="11pt"/>
    </style:style>
    <style:style style:name="T3" style:family="text">
      <style:text-properties style:font-name="Calibri" fo:font-size="11pt" style:font-name-asian="Calibri1" style:font-size-asian="11pt" style:font-name-complex="Calibri1" style:font-size-complex="11pt"/>
    </style:style>
    <style:style style:name="T4" style:family="text">
      <style:text-properties style:font-name="Calibri" fo:font-size="11pt" officeooo:rsid="00125008" style:font-name-asian="Calibri1" style:font-size-asian="11pt" style:font-name-complex="Calibri1" style:font-size-complex="11pt"/>
    </style:style>
    <style:style style:name="T5" style:family="text">
      <style:text-properties style:font-name="Calibri" fo:font-size="11pt" officeooo:rsid="00169474" style:font-name-asian="Calibri1" style:font-size-asian="11pt" style:font-name-complex="Calibri1" style:font-size-complex="11pt"/>
    </style:style>
    <style:style style:name="T6" style:family="text">
      <style:text-properties style:font-name="Calibri" fo:font-size="11pt" officeooo:rsid="0016e3a8" style:font-name-asian="Calibri1" style:font-size-asian="11pt" style:font-name-complex="Calibri1" style:font-size-complex="11pt"/>
    </style:style>
    <style:style style:name="T7" style:family="text">
      <style:text-properties style:font-name="Calibri" fo:font-size="11pt" officeooo:rsid="00181140" style:font-name-asian="Calibri1" style:font-size-asian="11pt" style:font-name-complex="Calibri1" style:font-size-complex="11pt"/>
    </style:style>
    <style:style style:name="T8" style:family="text">
      <style:text-properties style:font-name="Calibri" fo:font-size="11pt" officeooo:rsid="00186bab" style:font-name-asian="Calibri1" style:font-size-asian="11pt" style:font-name-complex="Calibri1" style:font-size-complex="11pt"/>
    </style:style>
    <style:style style:name="T9" style:family="text">
      <style:text-properties style:font-name="Calibri" fo:font-size="11pt" officeooo:rsid="001a21c7" style:font-name-asian="Calibri1" style:font-size-asian="11pt" style:font-name-complex="Calibri1" style:font-size-complex="11pt"/>
    </style:style>
    <style:style style:name="T10" style:family="text">
      <style:text-properties style:font-name="Calibri" fo:font-size="11pt" officeooo:rsid="001bb379" style:font-name-asian="Calibri1" style:font-size-asian="11pt" style:font-name-complex="Calibri1" style:font-size-complex="11pt"/>
    </style:style>
    <style:style style:name="T11" style:family="text">
      <style:text-properties style:font-name="Calibri" fo:font-size="11pt" officeooo:rsid="0018d3c5" style:font-name-asian="Calibri1" style:font-size-asian="11pt" style:font-name-complex="Calibri1" style:font-size-complex="11pt"/>
    </style:style>
    <style:style style:name="T12" style:family="text">
      <style:text-properties style:font-name="Calibri" fo:font-size="11pt" style:font-size-asian="11pt" style:font-size-complex="11pt"/>
    </style:style>
    <style:style style:name="T13" style:family="text">
      <style:text-properties style:font-name="Calibri" fo:font-size="11pt" officeooo:rsid="00130bab" style:font-size-asian="11pt" style:font-size-complex="11pt"/>
    </style:style>
    <style:style style:name="T14" style:family="text">
      <style:text-properties style:font-name="Calibri" fo:font-size="11pt" officeooo:rsid="0018d3c5" style:font-size-asian="11pt" style:font-size-complex="11pt"/>
    </style:style>
    <style:style style:name="T15" style:family="text">
      <style:text-properties officeooo:rsid="00169474"/>
    </style:style>
    <style:style style:name="T16" style:family="text">
      <style:text-properties officeooo:rsid="0004e5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3"><text:span text:style-name="T1">Title</text:span><text:span text:style-name="T3">: App </text:span><text:span text:style-name="T4">Service Results </text:span><text:span text:style-name="T6">Website</text:span></text:p>
      <text:p text:style-name="P3"><text:span text:style-name="T1">Description:</text:span><text:span text:style-name="T3"> <text:s/></text:span><text:span text:style-name="T4">Allows the User to easily </text:span><text:span text:style-name="T7">acccess and view</text:span><text:span text:style-name="T4"> </text:span><text:span text:style-name="T7">a </text:span><text:span text:style-name="T4">Service's </text:span><text:span text:style-name="T8">website</text:span><text:span text:style-name="T3">.</text:span></text:p>
      <text:p text:style-name="P2">Pre-conditions:</text:p>
      <text:list xml:id="list892906941437271905" text:style-name="WWNum1">
        <text:list-item>
          <text:p text:style-name="P9">The App is open and has focus.</text:p>
        </text:list-item>
        <text:list-item>
          <text:p text:style-name="P11">The App is displaying the <text:span text:style-name="T15">Service Results</text:span> Screen.</text:p>
        </text:list-item>
      </text:list>
      <text:p text:style-name="P4"/>
      <text:p text:style-name="P2">Post-conditions:</text:p>
      <text:list xml:id="list6660177383515153522" text:style-name="WWNum4">
        <text:list-item>
          <text:p text:style-name="P7"><text:span text:style-name="T12">The App </text:span><text:span text:style-name="T13">opens the Operating System's default </text:span><text:span text:style-name="T14">web browsing</text:span><text:span text:style-name="T13"> application </text:span><text:span text:style-name="T14">to the Service's website URL</text:span><text:span text:style-name="T13">.</text:span></text:p>
        </text:list-item>
      </text:list>
      <text:p text:style-name="P1"/>
      <text:p text:style-name="P2">Actors:</text:p>
      <text:list xml:id="list6811277094343253911" text:style-name="WWNum2">
        <text:list-item>
          <text:p text:style-name="P12">User</text:p>
        </text:list-item>
        <text:list-item>
          <text:p text:style-name="P13">App</text:p>
        </text:list-item>
      </text:list>
      <text:p text:style-name="P5"/>
      <text:p text:style-name="P2">Main Success Scenario: </text:p>
      <text:list xml:id="list4070182074065595508" text:style-name="WWNum3">
        <text:list-item>
          <text:p text:style-name="P14"><text:span text:style-name="T5">The </text:span><text:span text:style-name="T3">User presses </text:span><text:span text:style-name="T5">on the Service's </text:span><text:span text:style-name="T9">website URL</text:span><text:span text:style-name="T5">.</text:span></text:p>
        </text:list-item>
        <text:list-item>
          <text:p text:style-name="P10"><text:span text:style-name="T5">T</text:span><text:span text:style-name="T3">he App requests that the Operating System opens its default </text:span><text:span text:style-name="T10">web browsing</text:span><text:span text:style-name="T3"> application </text:span><text:span text:style-name="T11">to the Service's website URL</text:span><text:span text:style-name="T3">.</text:span></text:p>
        </text:list-item>
      </text:list>
      <text:p text:style-name="P6"/>
      <text:p text:style-name="Standard"><text:span text:style-name="T1">Alternate Flow </text:span><text:span text:style-name="T2">1:</text:span><text:span text:style-name="T3"> </text:span></text:p>
      <text:p text:style-name="P15">1F. <text:s text:c="2"/><text:span text:style-name="T16">The </text:span>App receives an interrupt signal from the operating system and looses focus.</text:p>
      <text:p text:style-name="P15">2F. <text:s text:c="2"/><text:span text:style-name="T16">The </text:span>App regains focus and resumes at the step where it had lost focu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1" svg:font-family="FreeSan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Droid Sans Fallback" style:font-size-asian="10pt" style:language-asian="ja" style:country-asian="JP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true" style:font-name-asian="Droid Sans Fallback" style:font-size-asian="10pt" style:language-asian="ja" style:country-asian="JP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mbria" fo:font-family="Cambria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ja" style:country-asian="JP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7:03:00</meta:creation-date>
    <dc:language>en-US</dc:language>
    <dc:date>2016-01-27T12:39:00.867000000</dc:date>
    <meta:editing-cycles>62</meta:editing-cycles>
    <meta:editing-duration>PT1H39M54S</meta:editing-duration>
    <meta:generator>LibreOffice/4.3.3.2$Windows_x86 LibreOffice_project/9bb7eadab57b6755b1265afa86e04bf45fbfc644</meta:generator>
    <meta:document-statistic meta:table-count="0" meta:image-count="0" meta:object-count="0" meta:page-count="1" meta:paragraph-count="16" meta:word-count="120" meta:character-count="707" meta:non-whitespace-character-count="603"/>
    <meta:template xlink:type="simple" xlink:actuate="onRequest" xlink:title="Normal.dotm" xlink:href=""/>
  </office:meta>
</office:document-meta>
</file>